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1">
      <style:text-properties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0]" office:value-type="float" office:value="23" calcext:value-type="float">
            <text:p>23</text:p>
          </table:table-cell>
          <table:table-cell table:style-name="ce11" table:number-columns-repeated="1019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style-name="ce12"/>
          <table:table-cell table:style-name="ce12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6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3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3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19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7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4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4" calcext:value-type="float">
            <text:p>84</text:p>
          </table:table-cell>
          <table:table-cell/>
          <table:table-cell table:style-name="ce12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56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6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3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6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7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7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7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78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80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5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8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7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290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29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292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29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94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29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297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9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01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02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03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04]+20" office:value-type="float" office:value="138" calcext:value-type="float">
            <text:p>138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05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06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07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0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09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1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1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1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1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1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1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2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2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clerestory carriages (old from Standard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2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23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2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25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26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2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2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2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3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3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3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3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37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3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4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44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4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5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5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52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54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55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56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5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5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61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6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6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69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7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7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7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76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7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82]+25" office:value-type="float" office:value="250" calcext:value-type="float">
            <text:p>25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8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22:54:31.6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2-08T22:19:51.511000000</dc:date>
    <meta:editing-duration>P19DT3H1M35S</meta:editing-duration>
    <meta:editing-cycles>676</meta:editing-cycles>
    <meta:generator>LibreOffice/4.4.7.2$Windows_x86 LibreOffice_project/f3153a8b245191196a4b6b9abd1d0da16eead600</meta:generator>
    <meta:document-statistic meta:table-count="3" meta:cell-count="2459" meta:object-count="0"/>
  </office:meta>
</office:document-meta>
</file>